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 fo:color="#FF0000"/>
    </style:style>
    <style:style style:name="P6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fo:font-size="16pt" style:font-size-asian="16pt"/>
    </style:style>
    <style:style style:name="P8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 fo:color="#FF0000"/>
    </style:style>
    <style:style style:name="P13" style:parent-style-name="Normal" style:family="paragraph">
      <style:text-properties fo:font-weight="bold" style:font-weight-asian="bold" fo:font-size="20pt" style:font-size-asian="20pt"/>
    </style:style>
    <style:style style:name="P14" style:parent-style-name="Normal" style:family="paragraph">
      <style:text-properties fo:font-weight="bold" style:font-weight-asian="bold" fo:font-size="16pt" style:font-size-asian="16pt"/>
    </style:style>
    <style:style style:name="P15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/>
    </style:style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Normal" style:family="paragraph">
      <style:text-properties fo:font-weight="bold" style:font-weight-asian="bold"/>
    </style:style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Normal" style:family="paragraph">
      <style:text-properties fo:font-weight="bold" style:font-weight-asian="bold" fo:color="#FF0000"/>
    </style:style>
    <style:style style:name="P24" style:parent-style-name="Normal" style:family="paragraph">
      <style:text-properties fo:font-weight="bold" style:font-weight-asian="bold" fo:font-size="16pt" style:font-size-asian="16pt"/>
    </style:style>
    <style:style style:name="P25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font-weight="bold" style:font-weight-asian="bold"/>
    </style:style>
    <style:style style:name="P27" style:parent-style-name="ListParagraph" style:list-style-name="LFO3" style:family="paragraph"/>
    <style:style style:name="P28" style:parent-style-name="Normal" style:family="paragraph">
      <style:text-properties fo:font-weight="bold" style:font-weight-asian="bold"/>
    </style:style>
    <style:style style:name="P29" style:parent-style-name="ListParagraph" style:list-style-name="LFO3" style:family="paragraph"/>
    <style:style style:name="P30" style:parent-style-name="ListParagraph" style:list-style-name="LFO3" style:family="paragraph"/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Normal" style:family="paragraph">
      <style:text-properties fo:font-weight="bold" style:font-weight-asian="bold" fo:color="#FF0000"/>
    </style:style>
    <style:style style:name="P36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weight="bold" style:font-weight-asian="bold"/>
    </style:style>
    <style:style style:name="P41" style:parent-style-name="ListParagraph" style:list-style-name="LFO4" style:family="paragraph"/>
    <style:style style:name="T42" style:parent-style-name="DefaultParagraphFont" style:family="text">
      <style:text-properties fo:font-style="italic" style:font-style-asian="italic"/>
    </style:style>
    <style:style style:name="P43" style:parent-style-name="Normal" style:family="paragraph">
      <style:text-properties fo:font-weight="bold" style:font-weight-asian="bold"/>
    </style:style>
    <style:style style:name="P44" style:parent-style-name="Normal" style:family="paragraph">
      <style:text-properties fo:font-weight="bold" style:font-weight-asian="bold"/>
    </style:style>
    <style:style style:name="P45" style:parent-style-name="ListParagraph" style:list-style-name="LFO4" style:family="paragraph"/>
    <style:style style:name="P46" style:parent-style-name="ListParagraph" style:list-style-name="LFO4" style:family="paragraph"/>
    <style:style style:name="P47" style:parent-style-name="ListParagraph" style:list-style-name="LFO4" style:family="paragraph"/>
    <style:style style:name="P48" style:parent-style-name="Normal" style:family="paragraph">
      <style:text-properties fo:font-weight="bold" style:font-weight-asian="bold" fo:color="#FF0000"/>
    </style:style>
    <style:style style:name="P49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50" style:parent-style-name="Normal" style:family="paragraph">
      <style:text-properties fo:font-weight="bold" style:font-weight-asian="bold"/>
    </style:style>
    <style:style style:name="P51" style:parent-style-name="ListParagraph" style:list-style-name="LFO4" style:family="paragraph"/>
    <style:style style:name="P52" style:parent-style-name="Normal" style:family="paragraph">
      <style:text-properties fo:font-weight="bold" style:font-weight-asian="bold"/>
    </style:style>
    <style:style style:name="P53" style:parent-style-name="ListParagraph" style:list-style-name="LFO4" style:family="paragraph"/>
    <style:style style:name="P54" style:parent-style-name="Normal" style:family="paragraph">
      <style:text-properties fo:font-weight="bold" style:font-weight-asian="bold" fo:color="#FF0000"/>
    </style:style>
    <style:style style:name="P55" style:parent-style-name="Normal" style:family="paragraph">
      <style:text-properties fo:font-weight="bold" style:font-weight-asian="bold" fo:font-size="16pt" style:font-size-asian="16pt"/>
    </style:style>
    <style:style style:name="P56" style:parent-style-name="Normal" style:family="paragraph">
      <style:text-properties fo:font-weight="bold" style:font-weight-asian="bold"/>
    </style:style>
    <style:style style:name="P57" style:parent-style-name="ListParagraph" style:list-style-name="LFO4" style:family="paragraph"/>
    <style:style style:name="P58" style:parent-style-name="ListParagraph" style:list-style-name="LFO4" style:family="paragraph"/>
    <style:style style:name="P59" style:parent-style-name="ListParagraph" style:list-style-name="LFO4" style:family="paragraph"/>
    <style:style style:name="P60" style:parent-style-name="Normal" style:family="paragraph">
      <style:text-properties fo:font-weight="bold" style:font-weight-asian="bold"/>
    </style:style>
    <style:style style:name="P61" style:parent-style-name="ListParagraph" style:list-style-name="LFO5" style:family="paragraph"/>
    <style:style style:name="P62" style:parent-style-name="ListParagraph" style:list-style-name="LFO5" style:family="paragraph"/>
    <style:style style:name="T63" style:parent-style-name="DefaultParagraphFont" style:family="text">
      <style:text-properties fo:font-weight="bold" style:font-weight-asian="bold" fo:color="#FF0000"/>
    </style:style>
    <style:style style:name="T64" style:parent-style-name="DefaultParagraphFont" style:family="text">
      <style:text-properties fo:font-weight="bold" style:font-weight-asian="bold" fo:color="#FF0000"/>
    </style:style>
  </office:automatic-styles>
  <office:body>
    <office:text text:use-soft-page-breaks="true">
      <text:p text:style-name="P1">Welcome to openSUSE®</text:p>
      <text:p text:style-name="Normal"/>
      <text:p text:style-name="Normal">Hello! We’re the international openSUSE Community—friendly, welcoming and active in creating the premier Linux for the future.</text:p>
      <text:p text:style-name="Normal"/>
      <text:p text:style-name="Normal"><text:span text:style-name="T2">What We Do</text:span></text:p>
      <text:p text:style-name="Normal">We develop an awesome Linux distribution and powerful tools around it. We believe in the freedom to create technology that will better<text:s/>everyone.<text:s/>We also believe in<text:s/>having fun while<text:s/>we do<text:s/>it!</text:p>
      <text:p text:style-name="Normal"/>
      <text:p text:style-name="Normal"><text:span text:style-name="T3">Working Together</text:span></text:p>
      <text:p text:style-name="Normal">We work extensively with the<text:s/>broader<text:s/>Free Software community and other Linux distributions, initiating new collaborative projects and embracing anyone who wants to build<text:s/>on<text:s/>our technology.</text:p>
      <text:p text:style-name="Normal"/>
      <text:p text:style-name="P4">Helping You Out</text:p>
      <text:p text:style-name="Normal">Whether you’re a new user looking for help or an experienced developer looking to cross-compile and distribute software, openSUSE provides the tools and support you need,<text:s/>and<text:s/>we’ll<text:s/>gladly help<text:s/>you<text:s/>along the<text:s/>way.</text:p>
      <text:p text:style-name="Normal"/>
      <text:p text:style-name="P5">Meet us at openSUSE.org.</text:p>
      <text:p text:style-name="Normal"/>
      <text:p text:style-name="Normal"/>
      <text:p text:style-name="P6">Linux for Open Minds</text:p>
      <text:p text:style-name="Normal">(include 4 logos)</text:p>
      <text:p text:style-name="Normal"/>
      <text:p text:style-name="P7"/>
      <text:p text:style-name="P8">Something for Everyone</text:p>
      <text:p text:style-name="Normal"/>
      <text:p text:style-name="P9">For Users</text:p>
      <text:p text:style-name="Normal">With openSUSE you<text:s/>can<text:s/>easily design graphics, create documents and videos or surf the<text:s/>Internet. Hundreds of applications are included and<text:s/>thousands more up-to-date tools are<text:s/>just<text:s/>a click away. It’s a desktop ready for the most<text:s/>demanding user—anytime, anywhere, anyway.</text:p>
      <text:p text:style-name="Normal"/>
      <text:p text:style-name="Normal"><text:span text:style-name="T10">For Administrators</text:span></text:p>
      <text:p text:style-name="Normal">openSUSE fulfills all your networking, management and maintenance needs for the home or small enterprise. Create a mail,<text:s/>web or file server. Manage user accounts. Deploy virtual machines or a firewall.<text:s/>And thanks to YaST, the most comprehensive and powerful administration<text:s/>tool in the industry, you<text:s/>can<text:s/>manage your environment with ease.</text:p>
      <text:p text:style-name="Normal"/>
      <text:p text:style-name="Normal"><text:span text:style-name="T11">For Developers</text:span></text:p>
      <text:p text:style-name="Normal">With unparalleled stability, flexibility and<text:s/>up-to-date versions of all the relevant tool chains and libraries,<text:s/>there is no better Linux for software development.</text:p>
      <text:p text:style-name="Normal"/>
      <text:p text:style-name="P12">Try it at download.opensuse.org.</text:p>
      <text:soft-page-break/>
      <text:p text:style-name="P13">What’s Cool About openSUSE?</text:p>
      <text:p text:style-name="P14"/>
      <text:p text:style-name="P15">SUSE Studio</text:p>
      <text:p text:style-name="Normal"/>
      <text:p text:style-name="P16">COOL</text:p>
      <text:list text:style-name="LFO1" text:continue-numbering="true">
        <text:list-item>
          <text:p text:style-name="P17">Build a full distribution<text:s/>from a browser—customized with your packages, scripts and artwork.</text:p>
        </text:list-item>
        <text:list-item>
          <text:p text:style-name="P18">Build on the latest openSUSE, or the dependable SUSE Linux Enterprise<text:s/>platforms.</text:p>
        </text:list-item>
      </text:list>
      <text:p text:style-name="Normal"/>
      <text:p text:style-name="P19">COOL++</text:p>
      <text:list text:style-name="LFO2" text:continue-numbering="true">
        <text:list-item>
          <text:p text:style-name="P20">Test drive your<text:s/>operating system (OS)<text:s/>via<text:s/>Secure Shell (SSH)<text:s/>or web browser, and your changes get saved to the appliance.<text:s/>Output choice includes VMware, KVM and LiveCD/USB with one-click deployment to Amazon EC2.</text:p>
        </text:list-item>
        <text:list-item>
          <text:p text:style-name="P21">Include WebYaST and make your OS<text:s/>that you can<text:s/>configure<text:s/>from any web browser.</text:p>
        </text:list-item>
        <text:list-item>
          <text:p text:style-name="P22">Export your configuration<text:s/>as KIWI XML for custom building in OBS.</text:p>
        </text:list-item>
      </text:list>
      <text:p text:style-name="Normal"/>
      <text:p text:style-name="P23">Try Studio at susestudio.com.</text:p>
      <text:p text:style-name="Normal"/>
      <text:p text:style-name="P24"/>
      <text:p text:style-name="P25">Open Build Service</text:p>
      <text:p text:style-name="Normal"/>
      <text:p text:style-name="P26">COOL</text:p>
      <text:list text:style-name="LFO3" text:continue-numbering="true">
        <text:list-item>
          <text:p text:style-name="P27">Powerful<text:s/>build system for any kind of packages (deb, rpm, tgz, exe) or architecture (ARMv5/v7, x86, x86_64)</text:p>
        </text:list-item>
      </text:list>
      <text:p text:style-name="Normal"/>
      <text:p text:style-name="P28">COOL++</text:p>
      <text:list text:style-name="LFO3" text:continue-numbering="true">
        <text:list-item>
          <text:p text:style-name="P29">Pulls code directly from git or svn and builds each package in a fresh<text:s/>virtual machine (VM)<text:s/>for repeatable and reliable results.</text:p>
        </text:list-item>
        <text:list-item>
          <text:p text:style-name="P30">Offers API to integrate with applications, other<text:s/>open build service (OBS)<text:s/>instances or websites.</text:p>
        </text:list-item>
        <text:list-item>
          <text:p text:style-name="P31">Offers powerful collaboration features including team and project formation, forking of packages and merge requests.</text:p>
        </text:list-item>
        <text:list-item>
          <text:p text:style-name="P32">build.opensuse.org currently supports 27<text:s/>Linux distributions on six architectures and has more than<text:s/>30,000 users building<text:s/>more than<text:s/>150,000 packages.</text:p>
        </text:list-item>
        <text:list-item>
          <text:p text:style-name="P33">OBS is used by major players<text:s/>such as<text:s/>Dell<text:s/>and<text:s/>community projects<text:s/>such as<text:s/>VLC.</text:p>
        </text:list-item>
        <text:list-item>
          <text:p text:style-name="P34">Thanks to the KIWI tool, OBS can build almost any kind of OS image,<text:s/>including all well-known VM formats, disk images and Live CDs.</text:p>
        </text:list-item>
      </text:list>
      <text:p text:style-name="Normal"/>
      <text:p text:style-name="P35">Learn about OBS at openbuildservice.org.</text:p>
      <text:p text:style-name="Normal"/>
      <text:p text:style-name="P36"/>
      <text:p text:style-name="P37"/>
      <text:p text:style-name="P38"/>
      <text:soft-page-break/>
      <text:p text:style-name="P39">Tumbleweed</text:p>
      <text:p text:style-name="Normal"/>
      <text:p text:style-name="P40">COOL</text:p>
      <text:list text:style-name="LFO4" text:continue-numbering="true">
        <text:list-item>
          <text:p text:style-name="P41">Tumbleweed offers a<text:s/><text:span text:style-name="T42">rolling release</text:span><text:s/>repository for<text:s/>openSUSE so you can escape the upgrade<text:s/>mill<text:s/>and enjoy smooth and stable progress.</text:p>
        </text:list-item>
      </text:list>
      <text:p text:style-name="P43"/>
      <text:p text:style-name="P44">COOL++</text:p>
      <text:list text:style-name="LFO4" text:continue-numbering="true">
        <text:list-item>
          <text:p text:style-name="P45">Always the latest software<text:s/>without<text:s/>the<text:s/>work<text:s/>that<text:s/>typically<text:s/>comes with<text:s/>a<text:s/>rolling-release distribution.</text:p>
        </text:list-item>
        <text:list-item>
          <text:p text:style-name="P46">Fall back anytime on the stable openSUSE release by removing the tumbleweed repository.</text:p>
        </text:list-item>
        <text:list-item>
          <text:p text:style-name="P47">openSUSE Tumbleweed is a project on the move.<text:s/>Testers are encouraged to join the mailing<text:s/>list<text:s/>and provide feedback. And<text:s/>contributors<text:s/>are always welcome.</text:p>
        </text:list-item>
      </text:list>
      <text:p text:style-name="Normal"/>
      <text:p text:style-name="P48">Roll with Tumbleweed at<text:s/>opensuse.org/tumbleweed.</text:p>
      <text:p text:style-name="Normal"/>
      <text:p text:style-name="Normal"/>
      <text:p text:style-name="Normal"/>
      <text:p text:style-name="P49">Freedom &amp; Choice</text:p>
      <text:p text:style-name="Normal"/>
      <text:p text:style-name="P50">COOL</text:p>
      <text:list text:style-name="LFO4" text:continue-numbering="true">
        <text:list-item>
          <text:p text:style-name="P51">openSUSE is<text:s/>all free and open source.<text:s/>But if you need it, flash and media support<text:s/>are available and easy to<text:s/>obtain.</text:p>
        </text:list-item>
      </text:list>
      <text:p text:style-name="Normal"/>
      <text:p text:style-name="P52">COOL++</text:p>
      <text:list text:style-name="LFO4" text:continue-numbering="true">
        <text:list-item>
          <text:p text:style-name="P53">The major free desktops GNOME, KDE, LXDE<text:s/>and XFCE are all fully supported and ship on<text:s/>a single DVD—so the choice is yours.</text:p>
        </text:list-item>
      </text:list>
      <text:p text:style-name="Normal"/>
      <text:p text:style-name="P54">Download openSUSE on download.opensuse.org.</text:p>
      <text:p text:style-name="Normal"/>
      <text:p text:style-name="Normal"/>
      <text:p text:style-name="P55">openQA</text:p>
      <text:p text:style-name="Normal"/>
      <text:p text:style-name="P56">COOL</text:p>
      <text:list text:style-name="LFO4" text:continue-numbering="true">
        <text:list-item>
          <text:p text:style-name="P57">Fully automated testing of any kind of<text:s/>software</text:p>
        </text:list-item>
        <text:list-item>
          <text:p text:style-name="P58">Takes frequent screenshots and compares with<text:s/>desired result</text:p>
        </text:list-item>
        <text:list-item>
          <text:p text:style-name="P59">Easy web interface with clear status view</text:p>
        </text:list-item>
      </text:list>
      <text:p text:style-name="Normal"/>
      <text:p text:style-name="P60">COOL++</text:p>
      <text:list text:style-name="LFO5" text:continue-numbering="true">
        <text:list-item>
          <text:p text:style-name="P61">Test<text:s/>scripts<text:s/>are easy to write.<text:bookmark-start text:name="_GoBack"/><text:bookmark-end text:name="_GoBack"/></text:p>
        </text:list-item>
        <text:list-item>
          <text:p text:style-name="P62">Screenshots can be downloaded as videos.</text:p>
        </text:list-item>
      </text:list>
      <text:p text:style-name="Normal"/>
      <text:p text:style-name="Normal"><text:span text:style-name="T63">See it in action at openqa.opensuse.org</text:span><text:span text:style-name="T6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fo:font-size="12pt" style:font-size-asian="12pt" style:font-size-complex="12pt"/>
    </style:style>
    <style:style style:name="Heading8Char" style:display-name="Heading 8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Arial" style:font-name-complex="Arial" fo:font-size="11pt" style:font-size-asian="11pt" style:font-size-complex="11pt"/>
    </style:style>
    <style:style style:name="Caption" style:display-name="Caption" style:family="paragraph" style:parent-style-name="Normal" style:next-style-name="Normal">
      <style:paragraph-properties fo:margin-top="0.0833in" fo:margin-bottom="0.0833in"/>
      <style:text-properties fo:font-weight="bold" style:font-weight-asian="bold" style:font-weight-complex="bold" fo:font-size="10pt" style:font-size-asian="10pt" style:font-size-complex="10pt" fo:hyphenate="false"/>
    </style:style>
    <style:style style:name="Title" style:display-name="Title" style:family="paragraph" style:parent-style-name="Normal" style:default-outline-level="1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itleChar" style:display-name="Title Char" style:family="text" style:parent-style-name="DefaultParagraphFont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Subtitle" style:display-name="Subtitle" style:family="paragraph" style:parent-style-name="Normal" style:default-outline-level="2">
      <style:paragraph-properties fo:text-align="center" fo:margin-bottom="0.0416in"/>
      <style:text-properties style:font-name="Arial" style:font-name-complex="Arial" fo:hyphenate="false"/>
    </style:style>
    <style:style style:name="SubtitleChar" style:display-name="Subtitle Char" style:family="text" style:parent-style-name="DefaultParagraphFont">
      <style:text-properties style:font-name="Arial" style:font-name-complex="Arial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9pt" style:font-size-asian="9pt" style:font-size-complex="9pt"/>
    </style:style>
    <style:style style:name="CommentText" style:display-name="Comment Text" style:family="paragraph" style:parent-style-name="Normal">
      <style:text-properties fo:hyphenate="false"/>
    </style:style>
    <style:style style:name="CommentTextChar" style:display-name="Comment Text Char" style:family="text" style:parent-style-name="DefaultParagraphFont">
      <style:text-properties fo:font-size="12pt" style:font-size-asian="12pt" style:font-size-complex="12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font-size="10pt" style:font-size-asian="10pt" style:font-size-complex="10pt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2pt" style:font-size-asian="12pt" style:font-size-complex="12pt"/>
    </style:style>
    <style:style style:name="BalloonText" style:display-name="Balloon Text" style:family="paragraph" style:parent-style-name="Normal">
      <style:text-properties style:font-name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cott Corfield</meta:initial-creator>
    <dc:creator>Scott</dc:creator>
    <meta:creation-date>2011-11-17T00:11:00Z</meta:creation-date>
    <dc:date>2011-11-17T00:11:00Z</dc:date>
    <meta:template xlink:href="Normal.dotm" xlink:type="simple"/>
    <meta:editing-cycles>2</meta:editing-cycles>
    <meta:editing-duration>PT0S</meta:editing-duration>
    <meta:document-statistic meta:page-count="3" meta:paragraph-count="8" meta:word-count="656" meta:character-count="4388" meta:row-count="31" meta:non-whitespace-character-count="3740"/>
  </office:meta>
</office:document-meta>
</file>